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595cm" style:rel-column-width="17713*"/>
    </style:style>
    <style:style style:name="Tabla1.B" style:family="table-column">
      <style:table-column-properties style:column-width="12.405cm" style:rel-column-width="4782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213cm" table:align="margins"/>
    </style:style>
    <style:style style:name="Tabla2.A" style:family="table-column">
      <style:table-column-properties style:column-width="6.107cm" style:rel-column-width="32767*"/>
    </style:style>
    <style:style style:name="Tabla2.B" style:family="table-column">
      <style:table-column-properties style:column-width="6.107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213cm" table:align="margins"/>
    </style:style>
    <style:style style:name="Tabla2.A" style:family="table-column">
      <style:table-column-properties style:column-width="6.107cm" style:rel-column-width="32767*"/>
    </style:style>
    <style:style style:name="Tabla2.B" style:family="table-column">
      <style:table-column-properties style:column-width="6.107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595cm" style:rel-column-width="17713*"/>
    </style:style>
    <style:style style:name="Tabla5.B" style:family="table-column">
      <style:table-column-properties style:column-width="12.405cm" style:rel-column-width="47822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213cm" table:align="margins"/>
    </style:style>
    <style:style style:name="Tabla6.A" style:family="table-column">
      <style:table-column-properties style:column-width="6.107cm" style:rel-column-width="32767*"/>
    </style:style>
    <style:style style:name="Tabla6.B" style:family="table-column">
      <style:table-column-properties style:column-width="6.107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213cm" table:align="margins"/>
    </style:style>
    <style:style style:name="Tabla6.A" style:family="table-column">
      <style:table-column-properties style:column-width="6.107cm" style:rel-column-width="32767*"/>
    </style:style>
    <style:style style:name="Tabla6.B" style:family="table-column">
      <style:table-column-properties style:column-width="6.107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595cm" style:rel-column-width="17713*"/>
    </style:style>
    <style:style style:name="Tabla3.B" style:family="table-column">
      <style:table-column-properties style:column-width="12.405cm" style:rel-column-width="47822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213cm" table:align="margins"/>
    </style:style>
    <style:style style:name="Tabla4.A" style:family="table-column">
      <style:table-column-properties style:column-width="6.107cm" style:rel-column-width="32767*"/>
    </style:style>
    <style:style style:name="Tabla4.B" style:family="table-column">
      <style:table-column-properties style:column-width="6.107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213cm" table:align="margins"/>
    </style:style>
    <style:style style:name="Tabla4.A" style:family="table-column">
      <style:table-column-properties style:column-width="6.107cm" style:rel-column-width="32767*"/>
    </style:style>
    <style:style style:name="Tabla4.B" style:family="table-column">
      <style:table-column-properties style:column-width="6.107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595cm" style:rel-column-width="17713*"/>
    </style:style>
    <style:style style:name="Tabla7.B" style:family="table-column">
      <style:table-column-properties style:column-width="12.405cm" style:rel-column-width="47822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7" style:family="table-row">
      <style:table-row-properties style:min-row-height="0.785cm"/>
    </style:style>
    <style:style style:name="Tabla8" style:family="table">
      <style:table-properties style:width="12.213cm" table:align="margins"/>
    </style:style>
    <style:style style:name="Tabla8.A" style:family="table-column">
      <style:table-column-properties style:column-width="6.107cm" style:rel-column-width="32767*"/>
    </style:style>
    <style:style style:name="Tabla8.B" style:family="table-column">
      <style:table-column-properties style:column-width="6.107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213cm" table:align="margins"/>
    </style:style>
    <style:style style:name="Tabla8.A" style:family="table-column">
      <style:table-column-properties style:column-width="6.107cm" style:rel-column-width="32767*"/>
    </style:style>
    <style:style style:name="Tabla8.B" style:family="table-column">
      <style:table-column-properties style:column-width="6.107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4.595cm" style:rel-column-width="17713*"/>
    </style:style>
    <style:style style:name="Tabla9.B" style:family="table-column">
      <style:table-column-properties style:column-width="12.405cm" style:rel-column-width="47822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213cm" table:align="margins"/>
    </style:style>
    <style:style style:name="Tabla10.A" style:family="table-column">
      <style:table-column-properties style:column-width="6.107cm" style:rel-column-width="32767*"/>
    </style:style>
    <style:style style:name="Tabla10.B" style:family="table-column">
      <style:table-column-properties style:column-width="6.107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213cm" table:align="margins"/>
    </style:style>
    <style:style style:name="Tabla10.A" style:family="table-column">
      <style:table-column-properties style:column-width="6.107cm" style:rel-column-width="32767*"/>
    </style:style>
    <style:style style:name="Tabla10.B" style:family="table-column">
      <style:table-column-properties style:column-width="6.107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4.595cm" style:rel-column-width="17713*"/>
    </style:style>
    <style:style style:name="Tabla11.B" style:family="table-column">
      <style:table-column-properties style:column-width="12.405cm" style:rel-column-width="47822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213cm" table:align="margins"/>
    </style:style>
    <style:style style:name="Tabla12.A" style:family="table-column">
      <style:table-column-properties style:column-width="6.107cm" style:rel-column-width="32767*"/>
    </style:style>
    <style:style style:name="Tabla12.B" style:family="table-column">
      <style:table-column-properties style:column-width="6.107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213cm" table:align="margins"/>
    </style:style>
    <style:style style:name="Tabla12.A" style:family="table-column">
      <style:table-column-properties style:column-width="6.107cm" style:rel-column-width="32767*"/>
    </style:style>
    <style:style style:name="Tabla12.B" style:family="table-column">
      <style:table-column-properties style:column-width="6.107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b0c8" officeooo:paragraph-rsid="001eb0c8"/>
    </style:style>
    <style:style style:name="P2" style:family="paragraph" style:parent-style-name="Standard">
      <style:text-properties officeooo:rsid="001eb0c8" officeooo:paragraph-rsid="0020462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b0c8" officeooo:paragraph-rsid="001eb0c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eb0c8" officeooo:paragraph-rsid="001eb0c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b0c8" officeooo:paragraph-rsid="0020462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b0c8" officeooo:paragraph-rsid="0022a4b1" style:font-weight-asian="bold" style:font-weight-complex="bold"/>
    </style:style>
    <style:style style:name="P7" style:family="paragraph" style:parent-style-name="Table_20_Contents">
      <style:text-properties fo:font-weight="bold" officeooo:rsid="001eb0c8" officeooo:paragraph-rsid="001eb0c8" style:font-weight-asian="bold" style:font-weight-complex="bold"/>
    </style:style>
    <style:style style:name="P8" style:family="paragraph" style:parent-style-name="Table_20_Contents">
      <style:text-properties fo:font-weight="bold" officeooo:rsid="001eb0c8" officeooo:paragraph-rsid="0020462c" style:font-weight-asian="bold" style:font-weight-complex="bold"/>
    </style:style>
    <style:style style:name="P9" style:family="paragraph" style:parent-style-name="Table_20_Contents">
      <style:text-properties fo:font-weight="bold" officeooo:rsid="001eb0c8" officeooo:paragraph-rsid="0022a4b1" style:font-weight-asian="bold" style:font-weight-complex="bold"/>
    </style:style>
    <style:style style:name="P10" style:family="paragraph" style:parent-style-name="Standard">
      <style:text-properties officeooo:paragraph-rsid="0020462c"/>
    </style:style>
    <style:style style:name="P11" style:family="paragraph" style:parent-style-name="Table_20_Contents">
      <style:text-properties officeooo:paragraph-rsid="0020462c"/>
    </style:style>
    <style:style style:name="P12" style:family="paragraph" style:parent-style-name="Standard">
      <style:text-properties officeooo:paragraph-rsid="0022a4b1"/>
    </style:style>
    <style:style style:name="P13" style:family="paragraph" style:parent-style-name="Table_20_Contents">
      <style:text-properties officeooo:paragraph-rsid="0022a4b1"/>
    </style:style>
    <style:style style:name="P14" style:family="paragraph" style:parent-style-name="Table_20_Contents">
      <style:text-properties officeooo:paragraph-rsid="001eb0c8"/>
    </style:style>
    <style:style style:name="P15" style:family="paragraph" style:parent-style-name="Table_20_Contents">
      <style:text-properties officeooo:rsid="001f1382" officeooo:paragraph-rsid="001f1382"/>
    </style:style>
    <style:style style:name="P16" style:family="paragraph" style:parent-style-name="Table_20_Contents">
      <style:text-properties officeooo:rsid="001f1382" officeooo:paragraph-rsid="001f6ee5"/>
    </style:style>
    <style:style style:name="P17" style:family="paragraph" style:parent-style-name="Table_20_Contents">
      <style:text-properties officeooo:rsid="0020462c" officeooo:paragraph-rsid="0020462c"/>
    </style:style>
    <style:style style:name="P18" style:family="paragraph" style:parent-style-name="Standard">
      <style:text-properties officeooo:paragraph-rsid="0022a4b1"/>
    </style:style>
    <style:style style:name="P19" style:family="paragraph" style:parent-style-name="Table_20_Contents">
      <style:text-properties officeooo:rsid="0020462c" officeooo:paragraph-rsid="0020462c"/>
    </style:style>
    <style:style style:name="P20" style:family="paragraph" style:parent-style-name="Table_20_Contents">
      <style:text-properties officeooo:rsid="0023e1fc" officeooo:paragraph-rsid="0023e1fc"/>
    </style:style>
    <style:style style:name="T1" style:family="text">
      <style:text-properties officeooo:rsid="001f1382"/>
    </style:style>
    <style:style style:name="T2" style:family="text">
      <style:text-properties officeooo:rsid="001f6ee5"/>
    </style:style>
    <style:style style:name="T3" style:family="text">
      <style:text-properties officeooo:rsid="0020462c"/>
    </style:style>
    <style:style style:name="T4" style:family="text">
      <style:text-properties officeooo:rsid="00217934"/>
    </style:style>
    <style:style style:name="T5" style:family="text">
      <style:text-properties officeooo:rsid="0023e1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3 – Casos de uso</text:p>
      <text:p text:style-name="P3">Ejercicio 6 – ventas para teatro</text:p>
      <text:p text:style-name="P3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ombre de caso de uso</text:p>
          </table:table-cell>
          <table:table-cell table:style-name="Tabla1.B1" office:value-type="string">
            <text:p text:style-name="P15">Reserva de entrada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14"><text:s/><text:span text:style-name="T1">En este caso de uso se describen los pasos para reservar entrada</text:span></text:p>
          </table:table-cell>
        </table:table-row>
        <table:table-row>
          <table:table-cell table:style-name="Tabla1.A2" office:value-type="string">
            <text:p text:style-name="P7">Actor</text:p>
          </table:table-cell>
          <table:table-cell table:style-name="Tabla1.B2" office:value-type="string">
            <text:p text:style-name="P14"><text:s/><text:span text:style-name="T1">Empleado</text:span></text:p>
          </table:table-cell>
        </table:table-row>
        <table:table-row>
          <table:table-cell table:style-name="Tabla1.A2" office:value-type="string">
            <text:p text:style-name="P7">Precondición </text:p>
          </table:table-cell>
          <table:table-cell table:style-name="Tabla1.B2" office:value-type="string">
            <text:p text:style-name="P14"><text:s/>-</text:p>
          </table:table-cell>
        </table:table-row>
        <table:table-row>
          <table:table-cell table:style-name="Tabla1.A2" office:value-type="string">
            <text:p text:style-name="P7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4">Acción del autor</text:p>
                </table:table-cell>
                <table:table-cell table:style-name="Tabla2.B1" office:value-type="string">
                  <text:p text:style-name="P4">Acción Sistema</text:p>
                </table:table-cell>
              </table:table-row>
              <table:table-row>
                <table:table-cell table:style-name="Tabla2.A2" office:value-type="string">
                  <text:p text:style-name="P15">1- El empleado presiona &lt;registrar reserva&gt;</text:p>
                  <text:p text:style-name="P15">5- El empleado ingresa los datos solicitados</text:p>
                </table:table-cell>
                <table:table-cell table:style-name="Tabla2.B2" office:value-type="string">
                  <text:p text:style-name="P15">2- El sistema verifica que quede + 3 horas antes del evento</text:p>
                  <text:p text:style-name="P15">3- El sistema solicita fecha, hora y nombre de la obra, nombre y DNI del espectador. </text:p>
                  <text:p text:style-name="P15">4- El sistema <text:span text:style-name="T2">solicita </text:span>cantidad de entradas </text:p>
                  <text:p text:style-name="P15">6- El sistema valida los datos ingresados</text:p>
                  <text:p text:style-name="P15">7- El sistema valida la cantidad de entradas </text:p>
                  <text:p text:style-name="P15">8- El sistema emite una reserva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a1.A2" office:value-type="string">
            <text:p text:style-name="P7">Caso alterno</text:p>
          </table:table-cell>
          <table:table-cell table:style-name="Tabla1.B2" office:value-type="string">
            <text:p text:style-name="P16"><text:span text:style-name="T2">2</text:span> – Quedan menos de 3 horas para la función. <text:span text:style-name="T3">El sistema informa que no se realizan reservas. Fin de caso de uso</text:span></text:p>
            <text:p text:style-name="P14"><text:span text:style-name="T2">7</text:span><text:span text:style-name="T1">- Se piden cantidad de entradas &gt; 2. Se informa que no es valido, se vuelve al paso </text:span><text:span text:style-name="T2">4</text:span><text:span text:style-name="T1">.</text:span></text:p>
          </table:table-cell>
        </table:table-row>
        <table:table-row>
          <table:table-cell table:style-name="Tabla1.A2" office:value-type="string">
            <text:p text:style-name="P7">Postcondición</text:p>
          </table:table-cell>
          <table:table-cell table:style-name="Tabla1.B2" office:value-type="string">
            <text:p text:style-name="P14"><text:s/><text:span text:style-name="T2">Se realiza una reserva</text:span></text:p>
          </table:table-cell>
        </table:table-row>
      </table:table>
      <text:p text:style-name="P1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Nombre de caso de uso</text:p>
          </table:table-cell>
          <table:table-cell table:style-name="Tabla5.B1" office:value-type="string">
            <text:p text:style-name="P17">Compra de entrada</text:p>
          </table:table-cell>
        </table:table-row>
        <table:table-row>
          <table:table-cell table:style-name="Tabla5.A2" office:value-type="string">
            <text:p text:style-name="P8">Descripción</text:p>
          </table:table-cell>
          <table:table-cell table:style-name="Tabla5.B2" office:value-type="string">
            <text:p text:style-name="P17">En este caso de uso se detallan los pasos para comprar una entrada</text:p>
          </table:table-cell>
        </table:table-row>
        <table:table-row>
          <table:table-cell table:style-name="Tabla5.A2" office:value-type="string">
            <text:p text:style-name="P8">Actor</text:p>
          </table:table-cell>
          <table:table-cell table:style-name="Tabla5.B2" office:value-type="string">
            <text:p text:style-name="P17">Persona</text:p>
          </table:table-cell>
        </table:table-row>
        <table:table-row>
          <table:table-cell table:style-name="Tabla5.A2" office:value-type="string">
            <text:p text:style-name="P8">Precondición </text:p>
          </table:table-cell>
          <table:table-cell table:style-name="Tabla5.B2" office:value-type="string">
            <text:p text:style-name="P11"/>
          </table:table-cell>
        </table:table-row>
        <table:table-row>
          <table:table-cell table:style-name="Tabla5.A2" office:value-type="string">
            <text:p text:style-name="P8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5">Acción del autor</text:p>
                </table:table-cell>
                <table:table-cell table:style-name="Tabla6.B1" office:value-type="string">
                  <text:p text:style-name="P5">Acción Sistema</text:p>
                </table:table-cell>
              </table:table-row>
              <table:table-row>
                <table:table-cell table:style-name="Tabla6.A2" office:value-type="string">
                  <text:p text:style-name="P17">1- La persona selecciona &lt;Comprar entrada&gt;</text:p>
                  <text:p text:style-name="P17">3- La persona ingresa los datos solicitados</text:p>
                  <text:p text:style-name="P17">4- La persona selecciona &lt;Pagar&gt;</text:p>
                </table:table-cell>
                <table:table-cell table:style-name="Tabla6.B2" office:value-type="string">
                  <text:p text:style-name="P17">2- El sistema solicita que se ingresen los datos (Obra de teatro, DNI, cantidad de lugares)</text:p>
                  <text:p text:style-name="P17">5- Se ejecuta caso de uso “Pagar”</text:p>
                  <text:p text:style-name="P17">6- Si la Persona es un Empleado</text:p>
                  <text:p text:style-name="P17">6.1- Se imprime las entradas</text:p>
                  <text:p text:style-name="P17">7– Si no es un empleado</text:p>
                  <text:p text:style-name="P17">7.1 – Se emite un código único.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a5.A2" office:value-type="string">
            <text:p text:style-name="P8">Caso alterno</text:p>
          </table:table-cell>
          <table:table-cell table:style-name="Tabla5.B2" office:value-type="string">
            <text:p text:style-name="P17">4- El pago no se realiza. <text:s/>Se informa. Fin de caso de uso.</text:p>
          </table:table-cell>
        </table:table-row>
        <table:table-row>
          <table:table-cell table:style-name="Tabla5.A2" office:value-type="string">
            <text:p text:style-name="P8">Postcondición</text:p>
          </table:table-cell>
          <table:table-cell table:style-name="Tabla5.B2" office:value-type="string">
            <text:p text:style-name="P17">Se realiza la compra de una entrada.</text:p>
          </table:table-cell>
        </table:table-row>
      </table:table>
      <text:p text:style-name="P10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7">Nombre de caso de uso</text:p>
          </table:table-cell>
          <table:table-cell table:style-name="Tabla3.B1" office:value-type="string">
            <text:p text:style-name="P17">Pagar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2" office:value-type="string">
            <text:p text:style-name="P14"><text:s/><text:span text:style-name="T3">En este CU se detalla los pasos para comprar una entrada</text:span></text:p>
          </table:table-cell>
        </table:table-row>
        <table:table-row>
          <table:table-cell table:style-name="Tabla3.A2" office:value-type="string">
            <text:p text:style-name="P7">Actor</text:p>
          </table:table-cell>
          <table:table-cell table:style-name="Tabla3.B2" office:value-type="string">
            <text:p text:style-name="P14"><text:s/><text:span text:style-name="T3">Persona y servicio de banco</text:span></text:p>
          </table:table-cell>
        </table:table-row>
        <table:table-row>
          <table:table-cell table:style-name="Tabla3.A2" office:value-type="string">
            <text:p text:style-name="P7">Precondición </text:p>
          </table:table-cell>
          <table:table-cell table:style-name="Tabla3.B2" office:value-type="string">
            <text:p text:style-name="P14"><text:s/>- </text:p>
          </table:table-cell>
        </table:table-row>
        <table:table-row>
          <table:table-cell table:style-name="Tabla3.A2" office:value-type="string">
            <text:p text:style-name="P7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4">Acción del autor</text:p>
                </table:table-cell>
                <table:table-cell table:style-name="Tabla4.B1" office:value-type="string">
                  <text:p text:style-name="P4">Acción Sistema</text:p>
                </table:table-cell>
              </table:table-row>
              <table:table-row>
                <table:table-cell table:style-name="Tabla4.A2" office:value-type="string">
                  <text:p text:style-name="P17"><text:span text:style-name="T4">2</text:span>- La persona ingresa los datos solicitados</text:p>
                  <text:p text:style-name="P17"><text:span text:style-name="T4">5</text:span>- El servicio de banco solicita los datos de la tarjeta</text:p>
                  <text:p text:style-name="P17"><text:span text:style-name="T4">7</text:span>- El servicio de banco verifica los datos ingresados</text:p>
                  <text:p text:style-name="P17"><text:span text:style-name="T4">8</text:span>- El servicio de banco emite respuesta</text:p>
                </table:table-cell>
                <table:table-cell table:style-name="Tabla4.B2" office:value-type="string">
                  <text:p text:style-name="P17"><text:span text:style-name="T4">1</text:span>- El sistema solicita los datos de la tarjeta (numero de tarjeta, vencimiento y código de seguridad)</text:p>
                  <text:p text:style-name="P17"><text:span text:style-name="T4">3</text:span>- El sistema verifica los datos de la tarjeta</text:p>
                  <text:p text:style-name="P17"><text:span text:style-name="T4">4</text:span>- El sistema se conecta con el servicio de banco</text:p>
                  <text:p text:style-name="P17"><text:span text:style-name="T4">6</text:span>- El sistema ingresa los datos solicitados</text:p>
                  <text:p text:style-name="P17"><text:span text:style-name="T4">9</text:span>- El sistema recibe respuesta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a3.A2" office:value-type="string">
            <text:p text:style-name="P7">Caso alterno</text:p>
          </table:table-cell>
          <table:table-cell table:style-name="Tabla3.B2" office:value-type="string">
            <text:p text:style-name="P17"><text:span text:style-name="T4">3</text:span>- Se encuentra campo vació, se informa. Se vuelve al paso 5</text:p>
            <text:p text:style-name="P14"><text:span text:style-name="T4">4</text:span>- Error de conexión con el servidor de <text:span text:style-name="T3">de banco. Se informa. Fin de caso de uso</text:span></text:p>
            <text:p text:style-name="P17"><text:span text:style-name="T4">7</text:span>a- El numero de tarjeta no corresponde a una tarjeta de crédito. Se informa discrepancia. Fin de caso de uso</text:p>
            <text:p text:style-name="P17"><text:span text:style-name="T4">7</text:span>b- El código de seguridad no corresponde a la tarjeta ingresada. Se informa . Fin de caso de uso</text:p>
            <text:p text:style-name="P17"><text:span text:style-name="T4">7</text:span>c- La tarjeta no cuenta con saldo suficiente. Se informa. Fin de caso de uso <text:s/></text:p>
          </table:table-cell>
        </table:table-row>
        <table:table-row>
          <table:table-cell table:style-name="Tabla3.A2" office:value-type="string">
            <text:p text:style-name="P7">Postcondición</text:p>
          </table:table-cell>
          <table:table-cell table:style-name="Tabla3.B2" office:value-type="string">
            <text:p text:style-name="P14">Se realiza la compra de la entrada</text:p>
          </table:table-cell>
        </table:table-row>
      </table:table>
      <text:p text:style-name="P1"/>
      <text:p text:style-name="P12"/>
      <text:p text:style-name="P12"/>
      <text:p text:style-name="P12"/>
      <text:p text:style-name="P12"/>
      <text:p text:style-name="P1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Nombre de caso de uso</text:p>
          </table:table-cell>
          <table:table-cell table:style-name="Tabla7.B1" office:value-type="string">
            <text:p text:style-name="P20">Retirar entradas reservadas</text:p>
          </table:table-cell>
        </table:table-row>
        <table:table-row>
          <table:table-cell table:style-name="Tabla7.A2" office:value-type="string">
            <text:p text:style-name="P9">Descripción</text:p>
          </table:table-cell>
          <table:table-cell table:style-name="Tabla7.B2" office:value-type="string">
            <text:p text:style-name="P20">En este CU se detalla los pasos para retirar entradas reservadas</text:p>
          </table:table-cell>
        </table:table-row>
        <table:table-row>
          <table:table-cell table:style-name="Tabla7.A2" office:value-type="string">
            <text:p text:style-name="P9">Actor</text:p>
          </table:table-cell>
          <table:table-cell table:style-name="Tabla7.B2" office:value-type="string">
            <text:p text:style-name="P20">Empleado</text:p>
          </table:table-cell>
        </table:table-row>
        <table:table-row>
          <table:table-cell table:style-name="Tabla7.A2" office:value-type="string">
            <text:p text:style-name="P9">Precondición </text:p>
          </table:table-cell>
          <table:table-cell table:style-name="Tabla7.B2" office:value-type="string">
            <text:p text:style-name="P13"><text:s/></text:p>
          </table:table-cell>
        </table:table-row>
        <table:table-row>
          <table:table-cell table:style-name="Tabla7.A2" office:value-type="string">
            <text:p text:style-name="P9">Caso normal</text:p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6">Acción del autor</text:p>
                </table:table-cell>
                <table:table-cell table:style-name="Tabla8.B1" office:value-type="string">
                  <text:p text:style-name="P6">Acción Sistema</text:p>
                </table:table-cell>
              </table:table-row>
              <table:table-row>
                <table:table-cell table:style-name="Tabla8.A2" office:value-type="string">
                  <text:p text:style-name="P20">1- El empleado selecciona &lt;Pagar entradas reservadas&gt;</text:p>
                  <text:p text:style-name="P20">3- El empleado ingresa los datos solicitados.</text:p>
                </table:table-cell>
                <table:table-cell table:style-name="Tabla8.B2" office:value-type="string">
                  <text:p text:style-name="P20">2- el sistema solicita nombre y DNI de espectador.</text:p>
                  <text:p text:style-name="P20">4- El sistema verifica que el DNI tenga entrada reservadas</text:p>
                  <text:p text:style-name="P20">5- El sistema verifica que la función. comience en +3hs</text:p>
                  <text:p text:style-name="P20">6- Se ejecuta caso de uso “Pagar”</text:p>
                  <text:p text:style-name="P20">7- El sistema imprime entradas</text:p>
                </table:table-cell>
              </table:table-row>
            </table:table>
            <text:p text:style-name="P13"/>
          </table:table-cell>
        </table:table-row>
        <text:soft-page-break/>
        <table:table-row>
          <table:table-cell table:style-name="Tabla7.A2" office:value-type="string">
            <text:p text:style-name="P9">Caso alterno</text:p>
          </table:table-cell>
          <table:table-cell table:style-name="Tabla7.B2" office:value-type="string">
            <text:p text:style-name="P20">4 – El DNI ingresado no posee entradas reservadas. Se informa. Fin de caso de uso</text:p>
            <text:p text:style-name="P20">5- Las entradas están caducas. Se informa. Fin de caso de uso</text:p>
            <text:p text:style-name="P20">6- Falla caso de uso. El sistema no pudo completar el pago. Se informa. Fin de caso de uso</text:p>
          </table:table-cell>
        </table:table-row>
        <table:table-row table:style-name="Tabla7.7">
          <table:table-cell table:style-name="Tabla7.A2" office:value-type="string">
            <text:p text:style-name="P9">Postcondición</text:p>
          </table:table-cell>
          <table:table-cell table:style-name="Tabla7.B2" office:value-type="string">
            <text:p text:style-name="P20">El sistema entrega las entradas reservadas</text:p>
          </table:table-cell>
        </table:table-row>
      </table:table>
      <text:p text:style-name="P1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">Nombre de caso de uso</text:p>
          </table:table-cell>
          <table:table-cell table:style-name="Tabla9.B1" office:value-type="string">
            <text:p text:style-name="P20">Retirar entradas con código</text:p>
          </table:table-cell>
        </table:table-row>
        <table:table-row>
          <table:table-cell table:style-name="Tabla9.A2" office:value-type="string">
            <text:p text:style-name="P9">Descripción</text:p>
          </table:table-cell>
          <table:table-cell table:style-name="Tabla9.B2" office:value-type="string">
            <text:p text:style-name="P20">En este CU se detallan los pasos para retirar entradas previamente compradas</text:p>
          </table:table-cell>
        </table:table-row>
        <table:table-row>
          <table:table-cell table:style-name="Tabla9.A2" office:value-type="string">
            <text:p text:style-name="P9">Actor</text:p>
          </table:table-cell>
          <table:table-cell table:style-name="Tabla9.B2" office:value-type="string">
            <text:p text:style-name="P13"><text:s/><text:span text:style-name="T5">Empleado</text:span></text:p>
          </table:table-cell>
        </table:table-row>
        <table:table-row>
          <table:table-cell table:style-name="Tabla9.A2" office:value-type="string">
            <text:p text:style-name="P9">Precondición </text:p>
          </table:table-cell>
          <table:table-cell table:style-name="Tabla9.B2" office:value-type="string">
            <text:p text:style-name="P13"><text:s/></text:p>
          </table:table-cell>
        </table:table-row>
        <table:table-row>
          <table:table-cell table:style-name="Tabla9.A2" office:value-type="string">
            <text:p text:style-name="P9">Ca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6">Acción del autor</text:p>
                </table:table-cell>
                <table:table-cell table:style-name="Tabla10.B1" office:value-type="string">
                  <text:p text:style-name="P6">Acción Sistema</text:p>
                </table:table-cell>
              </table:table-row>
              <table:table-row>
                <table:table-cell table:style-name="Tabla10.A2" office:value-type="string">
                  <text:p text:style-name="P20">1- El empleado presiona &lt;emitir entradas con código&gt;</text:p>
                  <text:p text:style-name="P20">3- El empleado ingresa el código </text:p>
                </table:table-cell>
                <table:table-cell table:style-name="Tabla10.B2" office:value-type="string">
                  <text:p text:style-name="P20">2- El sistema solicita el ingreso de código.</text:p>
                  <text:p text:style-name="P20">4- El sistema verifica el código</text:p>
                  <text:p text:style-name="P20">5- El sistema imprime las entradas</text:p>
                  <text:p text:style-name="P20"/>
                </table:table-cell>
              </table:table-row>
            </table:table>
            <text:p text:style-name="P13"/>
          </table:table-cell>
        </table:table-row>
        <table:table-row>
          <table:table-cell table:style-name="Tabla9.A2" office:value-type="string">
            <text:p text:style-name="P9">Caso alterno</text:p>
          </table:table-cell>
          <table:table-cell table:style-name="Tabla9.B2" office:value-type="string">
            <text:p text:style-name="P20">4- Código ingresado no corresponde a una entrada. <text:s/>Se informa. <text:s/>Fin de caso de uso. </text:p>
          </table:table-cell>
        </table:table-row>
        <table:table-row>
          <table:table-cell table:style-name="Tabla9.A2" office:value-type="string">
            <text:p text:style-name="P9">Postcondición</text:p>
          </table:table-cell>
          <table:table-cell table:style-name="Tabla9.B2" office:value-type="string">
            <text:p text:style-name="P20">Se imprimen las entradas previamente compradas.</text:p>
          </table:table-cell>
        </table:table-row>
      </table:table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9">Nombre de caso de uso</text:p>
          </table:table-cell>
          <table:table-cell table:style-name="Tabla11.B1" office:value-type="string">
            <text:p text:style-name="P20">Administrar Salas</text:p>
          </table:table-cell>
        </table:table-row>
        <table:table-row>
          <table:table-cell table:style-name="Tabla11.A2" office:value-type="string">
            <text:p text:style-name="P9">Descripción</text:p>
          </table:table-cell>
          <table:table-cell table:style-name="Tabla11.B2" office:value-type="string">
            <text:p text:style-name="P13"><text:s/><text:span text:style-name="T5">En este CU se detalla los pasos para administrar una sala</text:span></text:p>
          </table:table-cell>
        </table:table-row>
        <table:table-row>
          <table:table-cell table:style-name="Tabla11.A2" office:value-type="string">
            <text:p text:style-name="P9">Actor</text:p>
          </table:table-cell>
          <table:table-cell table:style-name="Tabla11.B2" office:value-type="string">
            <text:p text:style-name="P20">Administrador</text:p>
          </table:table-cell>
        </table:table-row>
        <table:table-row>
          <table:table-cell table:style-name="Tabla11.A2" office:value-type="string">
            <text:p text:style-name="P9">Precondición </text:p>
          </table:table-cell>
          <table:table-cell table:style-name="Tabla11.B2" office:value-type="string">
            <text:p text:style-name="P13"/>
          </table:table-cell>
        </table:table-row>
        <table:table-row>
          <table:table-cell table:style-name="Tabla11.A2" office:value-type="string">
            <text:p text:style-name="P9">Caso normal</text:p>
          </table:table-cell>
          <table:table-cell table:style-name="Tabla11.B2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6">Acción del autor</text:p>
                </table:table-cell>
                <table:table-cell table:style-name="Tabla12.B1" office:value-type="string">
                  <text:p text:style-name="P6">Acción Sistema</text:p>
                </table:table-cell>
              </table:table-row>
              <table:table-row>
                <table:table-cell table:style-name="Tabla12.A2" office:value-type="string">
                  <text:p text:style-name="P20">1- El Administrador presiona &lt;Administración semanal&gt;</text:p>
                  <text:p text:style-name="P20">3- El administrador ingresa los datos solicitados</text:p>
                </table:table-cell>
                <table:table-cell table:style-name="Tabla12.B2" office:value-type="string">
                  <text:p text:style-name="P20">2- El sistema solicita la distribución semanal de las obras </text:p>
                  <text:p text:style-name="P20">4- El sistema valida los datos ingresados y reemplaza la distribución anterior.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a11.A2" office:value-type="string">
            <text:p text:style-name="P9">Caso alterno</text:p>
          </table:table-cell>
          <table:table-cell table:style-name="Tabla11.B2" office:value-type="string">
            <text:p text:style-name="P13"><text:span text:style-name="T5">4 – Hay campos vacíos. Se informa . Se vuelve al paso 2</text:span> </text:p>
          </table:table-cell>
        </table:table-row>
        <table:table-row>
          <table:table-cell table:style-name="Tabla11.A2" office:value-type="string">
            <text:p text:style-name="P9">Postcondición</text:p>
          </table:table-cell>
          <table:table-cell table:style-name="Tabla11.B2" office:value-type="string">
            <text:p text:style-name="P13"><text:s/><text:span text:style-name="T5">Se realizo el cambio de distribución semanal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7:39:31.458000000</meta:creation-date>
    <dc:date>2023-10-18T20:51:18.771000000</dc:date>
    <meta:editing-duration>PT3H5M34S</meta:editing-duration>
    <meta:editing-cycles>7</meta:editing-cycles>
    <meta:generator>LibreOffice/7.5.2.2$Windows_X86_64 LibreOffice_project/53bb9681a964705cf672590721dbc85eb4d0c3a2</meta:generator>
    <meta:document-statistic meta:table-count="12" meta:image-count="0" meta:object-count="0" meta:page-count="3" meta:paragraph-count="139" meta:word-count="802" meta:character-count="4571" meta:non-whitespace-character-count="3869"/>
  </office:meta>
</office:document-meta>
</file>